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style>
    <style:style style:name="T4" style:family="text">
      <style:text-properties style:font-name="Verdana1" fo:font-size="10pt"/>
    </style:style>
    <style:style style:name="T5" style:family="text">
      <style:text-properties style:font-name="Verdana1" style:text-underline-style="solid" style:text-underline-width="auto" style:text-underline-color="font-color" fo:font-weight="bold"/>
    </style:style>
    <style:style style:name="T6" style:family="text">
      <style:text-properties style:font-name="Verdana1" fo:font-size="12pt"/>
    </style:style>
    <style:style style:name="T7" style:family="text">
      <style:text-properties fo:font-size="14pt" fo:font-weight="bold"/>
    </style:style>
    <style:style style:name="T8" style:family="text">
      <style:text-properties style:font-name="Comic Sans MS" fo:font-size="14pt"/>
    </style:style>
    <style:style style:name="T9" style:family="text">
      <style:text-properties style:font-name="Comic Sans MS" fo:font-size="10pt"/>
    </style:style>
    <style:style style:name="T10" style:family="text">
      <style:text-properties fo:color="#800000" style:font-name="Verdana1"/>
    </style:style>
    <style:style style:name="T11" style:family="text">
      <style:text-properties fo:color="#800000" style:font-name="Verdana1" fo:font-size="14pt" fo:font-weight="bold"/>
    </style:style>
    <style:style style:name="T12" style:family="text">
      <style:text-properties fo:color="#800000" style:font-name="Verdana1"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m Cheese Chicken Enchiladas</text:p>
      <text:p text:style-name="Standard"/>
      <text:p text:style-name="Standard">1lb boneless skinless chicken meat, cut into bite size pieces</text:p>
      <text:p text:style-name="Standard">1 medium onion, chopped</text:p>
      <text:p text:style-name="Standard">1t minced garlic</text:p>
      <text:p text:style-name="Standard">2T olive oil</text:p>
      <text:p text:style-name="Standard">8oz cream cheese, cut into chunks and softened</text:p>
      <text:p text:style-name="Standard">Milk, to thin sauce</text:p>
      <text:p text:style-name="Standard">2t chili powder</text:p>
      <text:p text:style-name="Standard">1t cumin</text:p>
      <text:p text:style-name="Standard">1 cup salsa</text:p>
      <text:p text:style-name="Standard">12 corn tortillas</text:p>
      <text:p text:style-name="Standard">2 cups shredded cheese</text:p>
      <text:p text:style-name="Standard">1 cup cream</text:p>
      <text:p text:style-name="Standard"/>
      <text:p text:style-name="Standard"/>
      <text:p text:style-name="Standard">In a large frying pan cook chicken, onion, and garlic in olive oil. When the chicken meat is fully cooked and the onions are soft add the cream cheese and stir around a bit to melt and mix up with the chicken and onions. Add a little milk to make a sauce that is about the consistency of gravy. Add chili powder, cumin and salsa. You can taste and add a little salt and pepper to your liking. </text:p>
      <text:p text:style-name="Standard"/>
      <text:p text:style-name="Standard">Spray a 9x13 pan with non-stick spray. Lay half of the corn tortillas in the pan. Spread half of the chicken enchilada sauce over the tortillas. Sprinkle half the cheese over the sauce. Repeat layers. Pour cream over the top.</text:p>
      <text:p text:style-name="Standard"/>
      <text:p text:style-name="Standard">Bake at 375 for 30 to 45 minutes, until enchiladas are golden brown on the top. Serve with Spanish rice and refried beans and a big green sala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15:03.26</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6" meta:word-count="200" meta:character-count="1053"/>
  </office:meta>
</office:document-meta>
</file>